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-width="0.279cm" draw:marker-end-width="0.279cm" draw:fill="solid" draw:fill-color="#e8f2a1" draw:textarea-horizontal-align="justify" draw:textarea-vertical-align="middle" draw:auto-grow-height="false" fo:min-height="12.428cm" fo:min-width="12.178cm" fo:padding-top="0.151cm" fo:padding-bottom="0.151cm" fo:padding-left="0.276cm" fo:padding-right="0.276cm" loext:softedge-radius="0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loext:fill-use-slide-background="false" draw:textarea-horizontal-align="justify" draw:textarea-vertical-align="middle" draw:auto-grow-height="false" fo:min-height="0.749cm" fo:min-width="6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b66c" loext:fill-use-slide-background="false" draw:textarea-horizontal-align="justify" draw:textarea-vertical-align="middle" draw:auto-grow-height="false" fo:min-height="9.296cm" fo:min-width="9.046cm"/>
    </style:style>
    <style:style style:name="gr4" style:family="graphic" style:parent-style-name="standard">
      <style:graphic-properties draw:stroke="none" svg:stroke-color="#000000" draw:fill="solid" draw:fill-color="#afd095" loext:fill-use-slide-background="false" draw:textarea-horizontal-align="justify" draw:textarea-vertical-align="middle" draw:auto-grow-height="false" fo:min-height="9.296cm" fo:min-width="9.046cm" loext:softedge-radius="0cm"/>
    </style:style>
    <style:style style:name="gr5" style:family="graphic" style:parent-style-name="standard">
      <style:graphic-properties draw:stroke="none" svg:stroke-color="#000000" draw:fill="solid" draw:fill-color="#ffd7d7" loext:fill-use-slide-background="false" draw:textarea-horizontal-align="justify" draw:textarea-vertical-align="middle" draw:auto-grow-height="false" fo:min-height="8.802cm" fo:min-width="5.985cm"/>
    </style:style>
    <style:style style:name="gr6" style:family="graphic" style:parent-style-name="standard" style:list-style-name="L1">
      <style:graphic-properties draw:stroke="none" draw:fill="none" draw:fill-color="#ffffff" loext:fill-use-slide-background="false" draw:textarea-horizontal-align="justify" draw:textarea-vertical-align="middle" draw:auto-grow-height="false" fo:min-height="0.85cm" fo:min-width="3.912cm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loext:fill-use-slide-background="false" draw:textarea-horizontal-align="justify" draw:textarea-vertical-align="middle" draw:auto-grow-height="false" fo:min-height="0.75cm" fo:min-width="3.912cm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loext:fill-use-slide-background="false" draw:textarea-horizontal-align="justify" draw:textarea-vertical-align="middle" draw:auto-grow-height="false" fo:min-height="0.85cm" fo:min-width="4.16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aa95" loext:fill-use-slide-background="false" draw:textarea-horizontal-align="justify" draw:textarea-vertical-align="middle" draw:auto-grow-height="false" fo:min-height="7.53cm" fo:min-width="5.864cm"/>
    </style:style>
    <style:style style:name="gr10" style:family="graphic" style:parent-style-name="standard" style:list-style-name="L1">
      <style:graphic-properties draw:stroke="none" draw:fill="none" draw:fill-color="#ffffff" loext:fill-use-slide-background="false" draw:textarea-horizontal-align="justify" draw:textarea-vertical-align="middle" draw:auto-grow-height="false" fo:min-height="0.85cm" fo:min-width="4.162cm"/>
      <style:paragraph-properties style:writing-mode="lr-tb"/>
    </style:style>
    <style:style style:name="gr11" style:family="graphic" style:parent-style-name="standard">
      <style:graphic-properties draw:stroke="none" draw:fill-color="#ff6d6d" draw:textarea-horizontal-align="justify" draw:textarea-vertical-align="middle" draw:auto-grow-height="false" fo:min-height="6.362cm" fo:min-width="5.724cm"/>
    </style:style>
    <style:style style:name="gr12" style:family="graphic" style:parent-style-name="standard" style:list-style-name="L1">
      <style:graphic-properties draw:stroke="none" draw:fill="none" draw:fill-color="#ffffff" loext:fill-use-slide-background="false" draw:textarea-horizontal-align="justify" draw:textarea-vertical-align="middle" draw:auto-grow-height="false" fo:min-height="0.85cm" fo:min-width="4.162cm"/>
      <style:paragraph-properties style:writing-mode="lr-tb"/>
    </style:style>
    <style:style style:name="gr13" style:family="graphic" style:parent-style-name="standard" style:list-style-name="L2">
      <style:graphic-properties draw:stroke="none" draw:fill-color="#e0c2cd" draw:textarea-horizontal-align="justify" draw:textarea-vertical-align="top" draw:auto-grow-height="false" fo:min-height="5.408cm" fo:min-width="5.5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5" style:family="paragraph">
      <loext:graphic-properties draw:fill="solid" draw:fill-color="#ffb66c"/>
      <style:paragraph-properties fo:text-align="center"/>
    </style:style>
    <style:style style:name="P6" style:family="paragraph">
      <loext:graphic-properties draw:fill="solid" draw:fill-color="#afd095"/>
      <style:paragraph-properties fo:text-align="center"/>
    </style:style>
    <style:style style:name="P7" style:family="paragraph">
      <loext:graphic-properties draw:fill="solid" draw:fill-color="#ffd7d7"/>
      <style:paragraph-properties fo:text-align="center"/>
    </style:style>
    <style:style style:name="P8" style:family="paragraph">
      <loext:graphic-properties draw:fill="solid" draw:fill-color="#ffaa95"/>
      <style:paragraph-properties fo:text-align="center"/>
    </style:style>
    <style:style style:name="P9" style:family="paragraph">
      <loext:graphic-properties draw:fill-color="#ff6d6d"/>
      <style:paragraph-properties fo:text-align="center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-color="#e0c2cd"/>
      <style:paragraph-properties fo:margin-top="0.2cm" fo:margin-bottom="0cm"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Varsayılan">
        <draw:custom-shape draw:style-name="gr1" draw:text-style-name="P2" draw:layer="layout" svg:width="18cm" svg:height="18cm" svg:x="1.5cm" svg:y="2.0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5cm" svg:height="0.999cm" svg:x="7.25cm" svg:y="3.001cm">
          <text:p text:style-name="P3"><text:span text:style-name="T1">Python Ekosistem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5cm" svg:height="13.5cm" svg:x="1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3.5cm" svg:height="13.5cm" svg:x="6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169cm" svg:height="12.8cm" draw:transform="skewX (-0.00244346095279206) translate (5.9cm 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412cm" svg:height="1.1cm" svg:x="1.588cm" svg:y="10.4cm">
          <text:p text:style-name="P3"><text:span text:style-name="T1">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412cm" svg:height="1cm" svg:x="15cm" svg:y="10.4cm">
          <text:p text:style-name="P3"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662cm" svg:height="1.1cm" svg:x="8.088cm" svg:y="5.7cm">
          <text:p text:style-name="P3"><text:span text:style-name="T1">Pack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9cm" svg:height="11cm" svg:x="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.662cm" svg:height="1.1cm" svg:x="8.088cm" svg:y="7.3cm">
          <text:p text:style-name="P3"><text:span text:style-name="T1">SubPackag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8.8cm" svg:height="9.35cm" svg:x="6.1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662cm" svg:height="1.1cm" svg:x="8.088cm" svg:y="8.7cm">
          <text:p text:style-name="P3"><text:span text:style-name="T1">Modull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8.5cm" svg:height="8cm" svg:x="6.25cm" svg:y="9.7cm">
          <text:p text:style-name="P10"><text:span text:style-name="T1">Obyekt – Siniflər,</text:span></text:p>
          <text:p text:style-name="P10"><text:span text:style-name="T1">Onların metodları,</text:span></text:p>
          <text:p text:style-name="P10"><text:span text:style-name="T1">Funksiyalar,</text:span></text:p>
          <text:p text:style-name="P10"><text:span text:style-name="T1">Dövrlər,</text:span></text:p>
          <text:p text:style-name="P10"><text:span text:style-name="T1">Data tipləri,</text:span></text:p>
          <text:p text:style-name="P10"><text:span text:style-name="T1">Dəyişənlər</text:span></text:p>
          <text:p text:style-name="P10"><text:span text:style-name="T1">və 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style:rfc-language-tag="az-Latn-AZ" fo:language="az" fo:script="Latn" fo:country="A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1T08:38:32.883000000</meta:creation-date>
    <dc:date>2022-11-21T09:54:09.133000000</dc:date>
    <meta:editing-duration>PT1H15M37S</meta:editing-duration>
    <meta:editing-cycles>1</meta:editing-cycles>
    <meta:document-statistic meta:object-count="13"/>
    <meta:generator>LibreOffice/7.4.2.3$Windows_X86_64 LibreOffice_project/382eef1f22670f7f4118c8c2dd222ec7ad009daf</meta:generator>
  </office:meta>
</office:document-meta>
</file>